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e51c"/>
    </style:style>
    <style:style style:name="P2" style:family="paragraph" style:parent-style-name="Text_20_body">
      <style:text-properties officeooo:paragraph-rsid="000a6728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4"/>
    <style:style style:name="P6" style:family="paragraph" style:parent-style-name="Title">
      <style:text-properties officeooo:paragraph-rsid="0008e51c"/>
    </style:style>
    <style:style style:name="T1" style:family="text">
      <style:text-properties officeooo:rsid="000865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saume 44</text:p>
      <text:p text:style-name="P1"><text:span text:style-name="T2">R/ </text:span>Debout, à la droite du Seigneur, se tient la reine, toute parée d’or.</text:p>
      <text:section text:style-name="Sect1" text:name="Section2">
        <text:list xml:id="list4042515536" text:style-name="L2">
          <text:list-item>
            <text:p text:style-name="P4">Écoute, ma fille, regarde et tends l’oreille ;<text:line-break/>oublie ton peuple et la maison de ton père :<text:line-break/>le roi sera séduit par ta beauté.</text:p>
          </text:list-item>
          <text:list-item>
            <text:p text:style-name="P4">Il est ton Seigneur : prosterne-toi devant lui.<text:line-break/>Alors, les plus riches du peuple,<text:line-break/>chargés de présents, quêteront ton sourire.</text:p>
          </text:list-item>
          <text:list-item>
            <text:p text:style-name="P4">Fille de roi, elle est là, dans sa gloire,<text:line-break/>vêtue d’étoffes d’or ;<text:line-break/>on la conduit, toute parée, vers le roi.</text:p>
          </text:list-item>
          <text:list-item>
            <text:p text:style-name="P4">Des jeunes filles, ses compagnes, lui font cortège ;<text:line-break/>on les conduit parmi les chants de fête :<text:line-break/>elles entrent au palais du roi.</text:p>
          </text:list-item>
        </text:list>
      </text:section>
      <text:p text:style-name="P6">Psaume <text:span text:style-name="T1">68</text:span></text:p>
      <text:p text:style-name="P2"><text:span text:style-name="T2">R/</text:span> Dans ton grand amour, Dieu, réponds-moi.</text:p>
      <text:section text:style-name="Sect1" text:name="Section1">
        <text:p text:style-name="Text_20_body"/>
        <text:p text:style-name="Text_20_body"/>
        <text:list xml:id="list2398763749" text:style-name="L1">
          <text:list-item>
            <text:p text:style-name="P3">C’est pour toi que j’endure l’insulte,<text:line-break/>que la honte me couvre le visage :<text:line-break/>je suis un étranger pour mes frères,<text:line-break/>un inconnu pour les fils de ma mère.<text:line-break/>L’amour de ta maison m’a perdu ;<text:line-break/>on t’insulte, et l’insulte retombe sur moi.</text:p>
          </text:list-item>
        </text:list>
        <text:p text:style-name="Text_20_body"/>
        <text:list xml:id="list103151113894707" text:continue-numbering="true" text:style-name="L1">
          <text:list-item>
            <text:p text:style-name="P3">Et moi, je te prie, Seigneur :<text:line-break/>c’est l’heure de ta grâce ;<text:line-break/>dans ton grand amour, Dieu, réponds-moi,<text:line-break/>par ta vérité sauve-moi.<text:line-break/>Réponds-moi, Seigneur, car il est bon, ton amour ;<text:line-break/>dans ta grande tendresse, regarde-moi.</text:p>
          </text:list-item>
          <text:list-item>
            <text:p text:style-name="P3">Les pauvres l’ont vu, ils sont en fête :<text:line-break/>« Vie et joie, à vous qui cherchez Dieu ! »<text:line-break/>Car le Seigneur écoute les humbles,<text:line-break/>il n’oublie pas les siens emprisonnés.<text:line-break/>Que le ciel et la terre le célèbrent,<text:line-break/>les mers et tout leur peuplement !</text:p>
          </text:list-item>
        </text:list>
      </text:section>
      <text:p text:style-name="Title">Psaume <text:span text:style-name="T1">103</text:span></text:p>
      <text:p text:style-name="Text_20_body"><text:span text:style-name="T2">R/</text:span> Ô Seigneur, envoie ton Esprit qui renouvelle la face de la terre !</text:p>
      <text:section text:style-name="Sect1" text:name="Section3">
        <text:list xml:id="list388010738" text:style-name="L4">
          <text:list-item>
            <text:p text:style-name="P5">Bénis le Seigneur, ô mon âme ;<text:line-break/>Seigneur mon Dieu, tu es si grand !<text:line-break/>Revêtu de magnificence,<text:line-break/>tu as pour manteau la lumière !</text:p>
          </text:list-item>
          <text:list-item>
            <text:p text:style-name="P5">Quelle profusion dans tes œuvres, Seigneur !<text:line-break/>Tout cela, ta sagesse l’a fait ;<text:line-break/>la terre s’emplit de tes biens.<text:line-break/>Bénis le Seigneur, ô mon âme !</text:p>
          </text:list-item>
          <text:list-item>
            <text:p text:style-name="P5">Tous, ils comptent sur toi<text:line-break/>pour recevoir leur nourriture au temps voulu.<text:line-break/>Tu donnes : eux, ils ramassent ;<text:line-break/>tu ouvres la main : ils sont comblés.</text:p>
          </text:list-item>
          <text:list-item>
            <text:p text:style-name="P5">Tu reprends leur souffle, ils expirent<text:line-break/>et retournent à leur poussière.<text:line-break/>Tu envoies ton souffle : ils sont créés ;<text:line-break/>tu renouvelles la face de la terre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 Favre</meta:initial-creator>
    <meta:creation-date>2017-10-13T10:12:02.253709475</meta:creation-date>
    <dc:date>2017-10-13T10:31:49.751253817</dc:date>
    <dc:creator>Jean Favre</dc:creator>
    <meta:editing-duration>PT5M35S</meta:editing-duration>
    <meta:editing-cycles>3</meta:editing-cycles>
    <meta:generator>LibreOffice/5.4.1.2.0$Linux_X86_64 LibreOffice_project/40m0$Build-2</meta:generator>
    <meta:document-statistic meta:table-count="0" meta:image-count="0" meta:object-count="0" meta:page-count="1" meta:paragraph-count="17" meta:word-count="375" meta:character-count="1939" meta:non-whitespace-character-count="1592"/>
  </office:meta>
</office:document-meta>
</file>